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m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87.05mm" svg:height="118.8mm" svg:x="150.46mm" svg:y="5.72mm">
            <loext:p draw:notify-on-update-of-ranges="Лист1.A1:Лист1.A1 Лист1.A2:Лист1.A17 Лист1.B1:Лист1.B1 Лист1.B2:Лист1.B17 Лист1.C1:Лист1.C1 Лист1.C2:Лист1.C17 Лист1.D1:Лист1.D1 Лист1.D2:Лист1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Размер массива (байт)</text:p>
          </table:table-cell>
          <table:table-cell table:style-name="ce1" office:value-type="string" calcext:value-type="string">
            <text:p>Прямой обход</text:p>
          </table:table-cell>
          <table:table-cell table:style-name="ce1" office:value-type="string" calcext:value-type="string">
            <text:p>Обратный обход</text:p>
          </table:table-cell>
          <table:table-cell table:style-name="ce1" office:value-type="string" calcext:value-type="string">
            <text:p>Случайный обход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16384" calcext:value-type="float">
            <text:p>1638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32768" calcext:value-type="float">
            <text:p>3276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65535" calcext:value-type="float">
            <text:p>655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31072" calcext:value-type="float">
            <text:p>1310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524288" calcext:value-type="float">
            <text:p>5242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97152" calcext:value-type="float">
            <text:p>20971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table:style-name="ce3" office:value-type="float" office:value="16777216" calcext:value-type="float">
            <text:p>167772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</table:table-row>
        <table:table-row table:style-name="ro3">
          <table:table-cell table:style-name="ce4" office:value-type="float" office:value="33554432" calcext:value-type="float">
            <text:p>3355443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81" calcext:value-type="float">
            <text:p>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19:57:56.20772288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8:55:24.450722660</meta:creation-date>
    <dc:date>2016-12-20T20:07:58.050147111</dc:date>
    <meta:editing-duration>PT14M42S</meta:editing-duration>
    <meta:editing-cycles>2</meta:editing-cycles>
    <meta:generator>LibreOffice/5.1.4.2$Linux_X86_64 LibreOffice_project/1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06cm" svg:height="11.881cm" xlink:href=".." xlink:type="simple" chart:class="chart:line" chart:style-name="ch1">
        <chart:legend chart:legend-position="end" svg:x="14.584cm" svg:y="5.143cm" style:legend-expansion="high" chart:style-name="ch2"/>
        <chart:plot-area chart:style-name="ch3" table:cell-range-address="Лист1.A1:Лист1.D17" chart:data-source-has-labels="both" svg:x="0.338cm" svg:y="0.091cm" svg:width="13.834cm" svg:height="11.538cm">
          <chartooo:coordinate-region svg:x="1.145cm" svg:y="0.29cm" svg:width="12.887cm" svg:height="9.761cm"/>
          <chart:axis chart:dimension="x" chart:name="primary-x" chart:style-name="ch4" chartooo:axis-type="auto">
            <chartooo:date-scale/>
            <chart:categories table:cell-range-address="Лист1.A2:Лист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7" chart:label-cell-address="Лист1.B1:Лист1.B1" chart:class="chart:line">
            <chart:data-point chart:repeated="16"/>
          </chart:series>
          <chart:series chart:style-name="ch7" chart:values-cell-range-address="Лист1.C2:Лист1.C17" chart:label-cell-address="Лист1.C1:Лист1.C1" chart:class="chart:line">
            <chart:data-point chart:repeated="16"/>
          </chart:series>
          <chart:series chart:style-name="ch8" chart:values-cell-range-address="Лист1.D2:Лист1.D17" chart:label-cell-address="Лист1.D1:Лист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ямой обход</text:p>
                <draw:g>
                  <svg:desc>Лист1.B1:Лист1.B1</svg:desc>
                </draw:g>
              </table:table-cell>
              <table:table-cell office:value-type="string">
                <text:p>Обратный обход</text:p>
                <draw:g>
                  <svg:desc>Лист1.C1:Лист1.C1</svg:desc>
                </draw:g>
              </table:table-cell>
              <table:table-cell office:value-type="string">
                <text:p>Случайный обход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Лист1.A2:Лист1.A17</svg:desc>
                </draw:g>
              </table:table-cell>
              <table:table-cell office:value-type="float" office:value="5">
                <text:p>5</text:p>
                <draw:g>
                  <svg:desc>Лист1.B2:Лист1.B17</svg:desc>
                </draw:g>
              </table:table-cell>
              <table:table-cell office:value-type="float" office:value="5">
                <text:p>5</text:p>
                <draw:g>
                  <svg:desc>Лист1.C2:Лист1.C17</svg:desc>
                </draw:g>
              </table:table-cell>
              <table:table-cell office:value-type="float" office:value="5">
                <text:p>5</text:p>
                <draw:g>
                  <svg:desc>Лист1.D2:Лист1.D17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535">
                <text:p>6553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